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ccentur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70">
            <text:p>37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393.598306797815">
            <text:p>$393,60</text:p>
          </table:table-cell>
          <table:table-cell table:style-name="ce5" table:formula="of:=[.F2]-[.B3]/[.B4]" office:value-type="currency" office:currency="USD" office:value="393.598306797815">
            <text:p>$393,60</text:p>
          </table:table-cell>
          <table:table-cell table:style-name="ce15" table:formula="of:=[.G2]/1.13" office:value-type="currency" office:currency="EUR" office:value="348.317085661783">
            <text:p>348,3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266.336220999282">
            <text:p>$266,34</text:p>
          </table:table-cell>
          <table:table-cell table:style-name="ce7" table:formula="of:=[.F3]-[.B3]/[.B4]" office:value-type="currency" office:currency="USD" office:value="266.336220999282">
            <text:p>$266,34</text:p>
          </table:table-cell>
          <table:table-cell table:style-name="ce16" table:formula="of:=[.G3]/1.13" office:value-type="currency" office:currency="EUR" office:value="235.695770795825">
            <text:p>235,7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43.707083152108">
            <text:p>243,7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632">
            <text:p>0,63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84.338050013748">
            <text:p>$184,34</text:p>
          </table:table-cell>
          <table:table-cell table:style-name="ce14" table:formula="of:=[.F4]-[.B3]/[.B4]" office:value-type="currency" office:currency="USD" office:value="184.338050013748">
            <text:p>$184,34</text:p>
          </table:table-cell>
          <table:table-cell table:style-name="ce17" table:formula="of:=[.G4]/1.13" office:value-type="currency" office:currency="EUR" office:value="163.131017711281">
            <text:p>163,1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61">
            <text:p>$9,6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9">
            <text:p>19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805">
            <text:p>$4,81</text:p>
          </table:table-cell>
          <table:table-cell table:style-name="ce5"/>
          <table:table-cell table:style-name="ce5" table:formula="of:=[.B8]/(1+[.D2])^(1/4)" office:value-type="currency" office:currency="USD" office:value="4.73551182790742">
            <text:p>$4,74</text:p>
          </table:table-cell>
          <table:table-cell table:style-name="ce7" table:formula="of:=[.B5]/2" office:value-type="currency" office:currency="USD" office:value="4.805">
            <text:p>$4,81</text:p>
          </table:table-cell>
          <table:table-cell table:style-name="ce7"/>
          <table:table-cell table:style-name="ce7" table:formula="of:=[.E8]/(1+[.D3])^(1/4)" office:value-type="currency" office:currency="USD" office:value="4.71343424847298">
            <text:p>$4,71</text:p>
          </table:table-cell>
          <table:table-cell table:style-name="ce8" table:formula="of:=[.B5]/2" office:value-type="currency" office:currency="USD" office:value="4.805">
            <text:p>$4,81</text:p>
          </table:table-cell>
          <table:table-cell table:style-name="ce8"/>
          <table:table-cell table:style-name="ce8" table:formula="of:=[.H8]/(1+[.D4])^(1/4)" office:value-type="currency" office:currency="USD" office:value="4.69186190089467">
            <text:p>$4,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7632">
            <text:p>$10,76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10.1539622641509">
            <text:p>$10,15</text:p>
          </table:table-cell>
          <table:table-cell table:formula="of:=[.B5]*(1+[.F9])" office:value-type="currency" office:currency="USD" office:value="10.71515">
            <text:p>$10,72</text:p>
          </table:table-cell>
          <table:table-cell office:value-type="percentage" office:value="0.115">
            <text:p>11,50%</text:p>
          </table:table-cell>
          <table:table-cell table:formula="of:=[.E9]/(1+[.$D$3])^[.A9]" office:value-type="currency" office:currency="USD" office:value="9.92143518518518">
            <text:p>$9,92</text:p>
          </table:table-cell>
          <table:table-cell table:formula="of:=[.B5]*(1+[.I9])" office:value-type="currency" office:currency="USD" office:value="10.3788">
            <text:p>$10,38</text:p>
          </table:table-cell>
          <table:table-cell office:value-type="percentage" office:value="0.08">
            <text:p>8,00%</text:p>
          </table:table-cell>
          <table:table-cell table:formula="of:=[.H9]/(1+[.$D$4])^[.A9]" office:value-type="currency" office:currency="USD" office:value="9.43527272727273">
            <text:p>$9,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947152">
            <text:p>$11,95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USD" office:value="10.632922748309">
            <text:p>$10,63</text:p>
          </table:table-cell>
          <table:table-cell table:formula="of:=[.E9]*(1+[.F10])" office:value-type="currency" office:currency="USD" office:value="11.786665">
            <text:p>$11,79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USD" office:value="10.1051654663923">
            <text:p>$10,11</text:p>
          </table:table-cell>
          <table:table-cell table:formula="of:=[.H9]*(1+[.I10])" office:value-type="currency" office:currency="USD" office:value="11.209104">
            <text:p>$11,21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9.26372231404959">
            <text:p>$9,2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3.26133872">
            <text:p>$13,26</text:p>
          </table:table-cell>
          <table:table-cell office:value-type="percentage" office:value="0.11">
            <text:p>11,00%</text:p>
          </table:table-cell>
          <table:table-cell table:formula="of:=[.B11]/(1+[.$D$2])^[.A11]" office:value-type="currency" office:currency="USD" office:value="11.1344757081349">
            <text:p>$11,13</text:p>
          </table:table-cell>
          <table:table-cell table:formula="of:=[.E10]*(1+[.F11])" office:value-type="currency" office:currency="USD" office:value="12.9653315">
            <text:p>$12,97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10.2922981602144">
            <text:p>$10,29</text:p>
          </table:table-cell>
          <table:table-cell table:formula="of:=[.H10]*(1+[.I11])" office:value-type="currency" office:currency="USD" office:value="11.99374128">
            <text:p>$11,99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USD" office:value="9.01107534184823">
            <text:p>$9,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587472592">
            <text:p>$14,59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11.5546446027815">
            <text:p>$11,55</text:p>
          </table:table-cell>
          <table:table-cell table:formula="of:=[.E11]*(1+[.F12])" office:value-type="currency" office:currency="USD" office:value="14.00255802">
            <text:p>$14,00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10.2922981602144">
            <text:p>$10,29</text:p>
          </table:table-cell>
          <table:table-cell table:formula="of:=[.H11]*(1+[.I12])" office:value-type="currency" office:currency="USD" office:value="12.3535535184">
            <text:p>$12,35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8.43764327463971">
            <text:p>$8,4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0462198512">
            <text:p>$16,05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1.9906689274148">
            <text:p>$11,99</text:p>
          </table:table-cell>
          <table:table-cell table:formula="of:=[.E12]*(1+[.F13])" office:value-type="currency" office:currency="USD" office:value="14.9827370814">
            <text:p>$14,98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10.1969991031754">
            <text:p>$10,20</text:p>
          </table:table-cell>
          <table:table-cell table:formula="of:=[.H12]*(1+[.I13])" office:value-type="currency" office:currency="USD" office:value="12.724160123952">
            <text:p>$12,72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7.90070233898082">
            <text:p>$7,9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65084183632">
            <text:p>$17,65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USD" office:value="12.4431470001474">
            <text:p>$12,44</text:p>
          </table:table-cell>
          <table:table-cell table:formula="of:=[.E13]*(1+[.F14])" office:value-type="currency" office:currency="USD" office:value="15.881701306284">
            <text:p>$15,88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10.0081657864499">
            <text:p>$10,01</text:p>
          </table:table-cell>
          <table:table-cell table:formula="of:=[.H13]*(1+[.I14])" office:value-type="currency" office:currency="USD" office:value="13.1058849276706">
            <text:p>$13,11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7.39793037195476">
            <text:p>$7,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9.415926019952">
            <text:p>$19,42</text:p>
          </table:table-cell>
          <table:table-cell office:value-type="percentage" office:value="0.1">
            <text:p>10,00%</text:p>
          </table:table-cell>
          <table:table-cell table:formula="of:=[.B15]/(1+[.$D$2])^[.A15]" office:value-type="currency" office:currency="USD" office:value="12.9126997171341">
            <text:p>$12,91</text:p>
          </table:table-cell>
          <table:table-cell table:formula="of:=[.E14]*(1+[.F15])" office:value-type="currency" office:currency="USD" office:value="16.6757863715982">
            <text:p>$16,68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9.73016118127074">
            <text:p>$9,73</text:p>
          </table:table-cell>
          <table:table-cell table:formula="of:=[.H14]*(1+[.I15])" office:value-type="currency" office:currency="USD" office:value="13.4990614755007">
            <text:p>$13,50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USD" office:value="6.92715298464855">
            <text:p>$6,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1.3575186219472">
            <text:p>$21,36</text:p>
          </table:table-cell>
          <table:table-cell office:value-type="percentage" office:value="0.1">
            <text:p>10,00%</text:p>
          </table:table-cell>
          <table:table-cell table:formula="of:=[.B16]/(1+[.$D$2])^[.A16]" office:value-type="currency" office:currency="USD" office:value="13.3999714045731">
            <text:p>$13,40</text:p>
          </table:table-cell>
          <table:table-cell table:formula="of:=[.E15]*(1+[.F16])" office:value-type="currency" office:currency="USD" office:value="17.5095756901781">
            <text:p>$17,51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9.45987892623544">
            <text:p>$9,46</text:p>
          </table:table-cell>
          <table:table-cell table:formula="of:=[.H15]*(1+[.I16])" office:value-type="currency" office:currency="USD" office:value="13.9040333197657">
            <text:p>$13,90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6.48633415835273">
            <text:p>$6,4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3.4932704841419">
            <text:p>$23,49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13.9056307028589">
            <text:p>$13,91</text:p>
          </table:table-cell>
          <table:table-cell table:formula="of:=[.E16]*(1+[.F17])" office:value-type="currency" office:currency="USD" office:value="18.385054474687">
            <text:p>$18,39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9.19710451161779">
            <text:p>$9,20</text:p>
          </table:table-cell>
          <table:table-cell table:formula="of:=[.H16]*(1+[.I17])" office:value-type="currency" office:currency="USD" office:value="14.3211543193587">
            <text:p>$14,32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6.07356743918483">
            <text:p>$6,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5.8425975325561">
            <text:p>$25,84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USD" office:value="14.4303714840989">
            <text:p>$14,43</text:p>
          </table:table-cell>
          <table:table-cell table:formula="of:=[.E17]*(1+[.F18])" office:value-type="currency" office:currency="USD" office:value="19.3043071984214">
            <text:p>$19,30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8.94162938629507">
            <text:p>$8,94</text:p>
          </table:table-cell>
          <table:table-cell table:formula="of:=[.H17]*(1+[.I18])" office:value-type="currency" office:currency="USD" office:value="14.7507889489394">
            <text:p>$14,75</text:p>
          </table:table-cell>
          <table:table-cell office:value-type="percentage" office:value="0.03">
            <text:p>3,00%</text:p>
          </table:table-cell>
          <table:table-cell table:formula="of:=[.H18]/(1+[.$D$4])^[.A18]" office:value-type="currency" office:currency="USD" office:value="5.68706769305489">
            <text:p>$5,6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7.294006387511">
            <text:p>$127,29</text:p>
          </table:table-cell>
          <table:table-cell/>
          <table:table-cell table:style-name="ce7"/>
          <table:table-cell table:formula="of:=SUM([.G8:.G18])" office:value-type="currency" office:currency="USD" office:value="102.858570115524">
            <text:p>$102,86</text:p>
          </table:table-cell>
          <table:table-cell/>
          <table:table-cell table:style-name="ce8"/>
          <table:table-cell table:formula="of:=SUM([.J8:.J18])" office:value-type="currency" office:currency="USD" office:value="81.3123305448815">
            <text:p>$81,3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91.009353118567">
            <text:p>$491,01</text:p>
          </table:table-cell>
          <table:table-cell table:style-name="ce5"/>
          <table:table-cell table:formula="of:=[.B20]/(1+[.D2])^([.A18]+1/2)" office:value-type="currency" office:currency="USD" office:value="266.304300410304">
            <text:p>$266,30</text:p>
          </table:table-cell>
          <table:table-cell table:formula="of:=[.E18]*[.D5]" office:value-type="currency" office:currency="USD" office:value="366.781836770006">
            <text:p>$366,78</text:p>
          </table:table-cell>
          <table:table-cell table:style-name="ce7"/>
          <table:table-cell table:formula="of:=[.E20]/(1+[.D3])^([.A18]+1/2)" office:value-type="currency" office:currency="USD" office:value="163.477650883759">
            <text:p>$163,48</text:p>
          </table:table-cell>
          <table:table-cell table:formula="of:=[.H18]*[.D5]" office:value-type="currency" office:currency="USD" office:value="280.264990029849">
            <text:p>$280,26</text:p>
          </table:table-cell>
          <table:table-cell table:style-name="ce8"/>
          <table:table-cell table:formula="of:=[.H20]/(1+[.D4])^([.A18]+1/2)" office:value-type="currency" office:currency="USD" office:value="103.025719468866">
            <text:p>$103,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1">01.01.2022</text:date>, <text:time>16:5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1T16:55:44.07</dc:date>
    <dc:creator>aaa </dc:creator>
    <meta:editing-duration>P3DT10M58S</meta:editing-duration>
    <meta:editing-cycles>55</meta:editing-cycles>
    <meta:generator>OpenOffice/4.1.5$Win32 OpenOffice.org_project/415m1$Build-9789</meta:generator>
    <meta:document-statistic meta:table-count="5" meta:cell-count="691" meta:object-count="0"/>
  </office:meta>
</office:document-meta>
</file>